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276B000004A930C04786D1A07567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3972in" fo:margin-left="-0.0486in" table:align="left" style:writing-mode="lr-tb"/>
    </style:style>
    <style:style style:name="Table1.A" style:family="table-column">
      <style:table-column-properties style:column-width="6.3972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" style:family="table">
      <style:table-properties style:width="6.3972in" fo:margin-left="-0.0486in" table:align="left" style:may-break-between-rows="false" style:writing-mode="lr-tb"/>
    </style:style>
    <style:style style:name="Table2.A" style:family="table-column">
      <style:table-column-properties style:column-width="6.3972in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" style:family="table">
      <style:table-properties style:width="6.3972in" fo:margin-left="-0.0486in" table:align="left" style:may-break-between-rows="false" style:writing-mode="lr-tb"/>
    </style:style>
    <style:style style:name="Table3.A" style:family="table-column">
      <style:table-column-properties style:column-width="6.3972in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.A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6.3972in" fo:margin-left="-0.0486in" table:align="left" style:may-break-between-rows="false" style:writing-mode="lr-tb"/>
    </style:style>
    <style:style style:name="Table4.A" style:family="table-column">
      <style:table-column-properties style:column-width="6.3972in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5" style:family="table">
      <style:table-properties style:width="6.3972in" fo:margin-left="-0.0486in" table:align="left" style:may-break-between-rows="false" style:writing-mode="lr-tb"/>
    </style:style>
    <style:style style:name="Table5.A" style:family="table-column">
      <style:table-column-properties style:column-width="6.3972in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6" style:family="table">
      <style:table-properties style:width="6.3972in" fo:margin-left="-0.0486in" table:align="left" style:writing-mode="lr-tb"/>
    </style:style>
    <style:style style:name="Table6.A" style:family="table-column">
      <style:table-column-properties style:column-width="4.9708in"/>
    </style:style>
    <style:style style:name="Table6.B" style:family="table-column">
      <style:table-column-properties style:column-width="1.426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" style:family="table">
      <style:table-properties style:width="6.3972in" fo:margin-left="-0.0486in" table:align="left" style:writing-mode="lr-tb"/>
    </style:style>
    <style:style style:name="Table7.A" style:family="table-column">
      <style:table-column-properties style:column-width="4.9708in"/>
    </style:style>
    <style:style style:name="Table7.B" style:family="table-column">
      <style:table-column-properties style:column-width="1.426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3" style:family="paragraph" style:parent-style-name="Standard">
      <style:paragraph-properties fo:margin-top="0.0417in" fo:margin-bottom="0in" style:contextual-spacing="false" fo:text-align="justify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4" style:family="paragraph" style:parent-style-name="Subtitle">
      <style:text-properties style:font-name="Arial" fo:font-size="11pt" style:font-size-asian="11pt" style:font-name-complex="Arial" style:font-size-complex="11pt"/>
    </style:style>
    <style:style style:name="P5" style:family="paragraph" style:parent-style-name="Text_20_body">
      <style:paragraph-properties fo:margin-top="0in" fo:margin-bottom="0.1965in" style:contextual-spacing="false" fo:padding="0.0193in" fo:border="0.06pt solid #e3e3e3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4.2709in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top="0.0417in" fo:margin-bottom="0.0417in" style:contextual-spacing="false" fo:text-align="justify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top="0.0417in" fo:margin-bottom="0in" style:contextual-spacing="false" fo:text-align="justify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fo:font-style="italic" officeooo:rsid="00222855" officeooo:paragraph-rsid="002414a4" style:font-size-asian="11pt" style:font-style-asian="italic" style:font-name-complex="Arial" style:font-size-complex="11pt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fo:font-style="italic" officeooo:rsid="00222855" officeooo:paragraph-rsid="0025cc96" style:font-size-asian="11pt" style:font-style-asian="italic" style:font-name-complex="Arial" style:font-size-complex="11pt" style:font-style-complex="italic" style:font-weight-complex="bold"/>
    </style:style>
    <style:style style:name="P12" style:family="paragraph" style:parent-style-name="Standard">
      <style:paragraph-properties fo:margin-top="0.0417in" fo:margin-bottom="0.0417in" style:contextual-spacing="false" fo:text-align="justify" style:justify-single-word="false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officeooo:paragraph-rsid="001a106f"/>
    </style:style>
    <style:style style:name="P15" style:family="paragraph" style:parent-style-name="Standard">
      <style:paragraph-properties fo:text-align="justify" style:justify-single-word="false"/>
      <style:text-properties officeooo:paragraph-rsid="002414a4"/>
    </style:style>
    <style:style style:name="P16" style:family="paragraph" style:parent-style-name="Standard">
      <style:paragraph-properties fo:text-align="center" style:justify-single-word="false">
        <style:tab-stops>
          <style:tab-stop style:position="0.1972in"/>
        </style:tab-stops>
      </style:paragraph-properties>
      <style:text-properties fo:font-size="10pt" style:font-size-asian="10pt" style:font-size-complex="10pt"/>
    </style:style>
    <style:style style:name="P17" style:family="paragraph" style:parent-style-name="Text_20_body">
      <style:paragraph-properties fo:margin-top="0.0417in" fo:margin-bottom="0in" style:contextual-spacing="false" fo:text-align="justify" style:justify-single-word="false"/>
      <style:text-properties style:use-window-font-color="true" loext:opacity="0%" style:font-name="Arial" fo:font-size="11pt" fo:language="pt" fo:country="BR" officeooo:rsid="000a673a" officeooo:paragraph-rsid="000a673a" style:font-name-asian="Times New Roman" style:font-size-asian="11pt" style:font-name-complex="Arial" style:font-size-complex="11pt" style:language-complex="ar" style:country-complex="SA" style:font-weight-complex="bold"/>
    </style:style>
    <style:style style:name="P18" style:family="paragraph" style:parent-style-name="Bibliography_20_1">
      <style:text-properties officeooo:rsid="001b41f7" officeooo:paragraph-rsid="001b41f7"/>
    </style:style>
    <style:style style:name="P19" style:family="paragraph" style:parent-style-name="Bibliography_20_1">
      <loext:graphic-properties draw:fill="none"/>
      <style:paragraph-properties fo:margin-left="0.0618in" fo:margin-right="0in" fo:margin-top="0in" fo:margin-bottom="0in" style:contextual-spacing="false" style:line-height-at-least="0.1665in" fo:text-align="start" style:justify-single-word="false" fo:orphans="2" fo:widows="2" fo:text-indent="0in" style:auto-text-indent="false" fo:background-color="transparent" text:number-lines="false" text:line-number="0" style:writing-mode="lr-tb">
        <style:tab-stops/>
      </style:paragraph-properties>
      <style:text-properties fo:font-style="italic" style:font-style-asian="italic" style:font-style-complex="italic"/>
    </style:style>
    <style:style style:name="P20" style:family="paragraph" style:parent-style-name="Bibliography_20_1">
      <loext:graphic-properties draw:fill="none"/>
      <style:paragraph-properties fo:margin-left="0.0618in" fo:margin-right="0in" fo:margin-top="0in" fo:margin-bottom="0in" style:contextual-spacing="false" style:line-height-at-least="0.1665in" fo:text-align="start" style:justify-single-word="false" fo:orphans="2" fo:widows="2" fo:text-indent="0in" style:auto-text-indent="false" fo:background-color="transparent" text:number-lines="false" text:line-number="0" style:writing-mode="lr-tb">
        <style:tab-stops/>
      </style:paragraph-properties>
      <style:text-properties fo:font-style="italic" officeooo:paragraph-rsid="001c59cd" style:font-style-asian="italic" style:font-style-complex="italic"/>
    </style:style>
    <style:style style:name="P21" style:family="paragraph" style:parent-style-name="Bibliography_20_1">
      <loext:graphic-properties draw:fill="none"/>
      <style:paragraph-properties fo:margin-left="0.1252in" fo:margin-right="0in" fo:margin-top="0in" fo:margin-bottom="0in" style:contextual-spacing="false" style:line-height-at-least="0.1665in" fo:orphans="2" fo:widows="2" fo:text-indent="0in" style:auto-text-indent="false" fo:background-color="transparent" text:number-lines="false" text:line-number="0" style:writing-mode="lr-tb">
        <style:tab-stops/>
      </style:paragraph-properties>
      <style:text-properties fo:font-style="italic" style:font-style-asian="italic" style:font-style-complex="italic"/>
    </style:style>
    <style:style style:name="P22" style:family="paragraph" style:parent-style-name="Bibliography_20_1">
      <loext:graphic-properties draw:fill="none"/>
      <style:paragraph-properties fo:margin-left="0.1252in" fo:margin-right="0in" fo:margin-top="0in" fo:margin-bottom="0in" style:contextual-spacing="false" style:line-height-at-least="0.1665in" fo:orphans="2" fo:widows="2" fo:text-indent="0in" style:auto-text-indent="false" fo:background-color="transparent" text:number-lines="false" text:line-number="0" style:writing-mode="lr-tb">
        <style:tab-stops/>
      </style:paragraph-properties>
      <style:text-properties fo:font-style="italic" officeooo:paragraph-rsid="001e2175" style:font-style-asian="italic" style:font-style-complex="italic"/>
    </style:style>
    <style:style style:name="P23" style:family="paragraph" style:parent-style-name="Bibliography_20_1">
      <loext:graphic-properties draw:fill="none"/>
      <style:paragraph-properties fo:margin-left="0.1252in" fo:margin-right="0in" fo:margin-top="0in" fo:margin-bottom="0in" style:contextual-spacing="false" style:line-height-at-least="0.1665in" fo:orphans="2" fo:widows="2" fo:text-indent="0in" style:auto-text-indent="false" fo:background-color="transparent" text:number-lines="false" text:line-number="0" style:writing-mode="lr-tb">
        <style:tab-stops/>
      </style:paragraph-properties>
      <style:text-properties fo:font-style="italic" officeooo:paragraph-rsid="001e749a" style:font-style-asian="italic" style:font-style-complex="italic"/>
    </style:style>
    <style:style style:name="P24" style:family="paragraph" style:parent-style-name="Bibliography_20_1">
      <loext:graphic-properties draw:fill="none"/>
      <style:paragraph-properties fo:margin-left="0.1252in" fo:margin-right="0in" fo:margin-top="0in" fo:margin-bottom="0in" style:contextual-spacing="false" style:line-height-at-least="0.1665in" fo:orphans="2" fo:widows="2" fo:text-indent="0in" style:auto-text-indent="false" fo:background-color="transparent" text:number-lines="false" text:line-number="0" style:writing-mode="lr-tb">
        <style:tab-stops/>
      </style:paragraph-properties>
      <style:text-properties fo:font-style="italic" officeooo:paragraph-rsid="00204f5a" style:font-style-asian="italic" style:font-style-complex="italic"/>
    </style:style>
    <style:style style:name="P25" style:family="paragraph" style:parent-style-name="Bibliography_20_1">
      <loext:graphic-properties draw:fill="none"/>
      <style:paragraph-properties fo:margin-left="0.1252in" fo:margin-right="0in" fo:margin-top="0in" fo:margin-bottom="0in" style:contextual-spacing="false" style:line-height-at-least="0.1665in" fo:text-align="justify" style:justify-single-word="false" fo:orphans="2" fo:widows="2" fo:text-indent="0in" style:auto-text-indent="false" fo:background-color="transparent" text:number-lines="false" text:line-number="0" style:writing-mode="lr-tb">
        <style:tab-stops/>
      </style:paragraph-properties>
      <style:text-properties style:font-name="Times New Roman" fo:font-size="12pt" fo:font-style="italic" officeooo:paragraph-rsid="00204f5a" style:font-size-asian="12pt" style:font-style-asian="italic" style:font-name-complex="Arial" style:font-size-complex="12pt" style:font-style-complex="italic" style:font-weight-complex="bold"/>
    </style:style>
    <style:style style:name="P26" style:family="paragraph" style:parent-style-name="Bibliography_20_1">
      <loext:graphic-properties draw:fill="none"/>
      <style:paragraph-properties fo:margin-left="0.1252in" fo:margin-right="0in" fo:margin-top="0in" fo:margin-bottom="0in" style:contextual-spacing="false" style:line-height-at-least="0.1665in" fo:text-align="justify" style:justify-single-word="false" fo:orphans="2" fo:widows="2" fo:text-indent="0in" style:auto-text-indent="false" fo:background-color="transparent" text:number-lines="false" text:line-number="0" style:writing-mode="lr-tb">
        <style:tab-stops/>
      </style:paragraph-properties>
      <style:text-properties style:font-name="Times New Roman" fo:font-size="12pt" fo:font-style="italic" officeooo:rsid="00222855" officeooo:paragraph-rsid="0025fda4" style:font-size-asian="12pt" style:font-style-asian="italic" style:font-name-complex="Arial" style:font-size-complex="12pt" style:font-style-complex="italic" style:font-weight-complex="bold"/>
    </style:style>
    <style:style style:name="P27" style:family="paragraph" style:parent-style-name="Bibliography_20_1">
      <loext:graphic-properties draw:fill="none"/>
      <style:paragraph-properties fo:margin-left="0.1252in" fo:margin-right="0in" fo:margin-top="0in" fo:margin-bottom="0in" style:contextual-spacing="false" style:line-height-at-least="0.1665in" fo:text-align="justify" style:justify-single-word="false" fo:orphans="2" fo:widows="2" fo:text-indent="0in" style:auto-text-indent="false" fo:background-color="transparent" text:number-lines="false" text:line-number="0" style:writing-mode="lr-tb">
        <style:tab-stops/>
      </style:paragraph-properties>
      <style:text-properties style:font-name="Times New Roman" fo:font-size="12pt" fo:font-style="italic" officeooo:rsid="00222855" officeooo:paragraph-rsid="0027fa1d" style:font-size-asian="12pt" style:font-style-asian="italic" style:font-name-complex="Arial" style:font-size-complex="12pt" style:font-style-complex="italic" style:font-weight-complex="bold"/>
    </style:style>
    <style:style style:name="P28" style:family="paragraph" style:parent-style-name="Bibliography_20_1">
      <loext:graphic-properties draw:fill="none"/>
      <style:paragraph-properties fo:margin-left="0.1252in" fo:margin-right="0in" fo:margin-top="0in" fo:margin-bottom="0in" style:contextual-spacing="false" style:line-height-at-least="0.1665in" fo:text-align="justify" style:justify-single-word="false" fo:orphans="2" fo:widows="2" fo:text-indent="0in" style:auto-text-indent="false" fo:background-color="transparent" text:number-lines="false" text:line-number="0" style:writing-mode="lr-tb">
        <style:tab-stops/>
      </style:paragraph-properties>
      <style:text-properties officeooo:paragraph-rsid="00204f5a"/>
    </style:style>
    <style:style style:name="P29" style:family="paragraph" style:parent-style-name="Bibliography_20_1">
      <loext:graphic-properties draw:fill="none"/>
      <style:paragraph-properties fo:margin-left="0.1252in" fo:margin-right="0in" fo:margin-top="0in" fo:margin-bottom="0in" style:contextual-spacing="false" style:line-height-at-least="0.1665in" fo:text-align="justify" style:justify-single-word="false" fo:orphans="2" fo:widows="2" fo:text-indent="0in" style:auto-text-indent="false" fo:background-color="transparent" text:number-lines="false" text:line-number="0" style:writing-mode="lr-tb">
        <style:tab-stops/>
      </style:paragraph-properties>
      <style:text-properties fo:font-variant="normal" fo:text-transform="none" style:font-name="Times New Roman" fo:font-size="12pt" fo:letter-spacing="normal" fo:font-style="italic" fo:font-weight="normal" officeooo:rsid="00222855" officeooo:paragraph-rsid="0027fa1d" style:font-size-asian="12pt" style:font-style-asian="italic" style:font-name-complex="Arial" style:font-size-complex="12pt" style:font-style-complex="italic" style:font-weight-complex="bold"/>
    </style:style>
    <style:style style:name="P30" style:family="paragraph" style:parent-style-name="Text_20_body">
      <style:paragraph-properties fo:margin-top="0in" fo:margin-bottom="0.1965in" style:contextual-spacing="false" fo:padding="0.0193in" fo:border="0.06pt solid #e3e3e3"/>
      <style:text-properties style:font-name="Arial" fo:font-size="11pt" officeooo:paragraph-rsid="002a96b8" style:font-size-asian="11pt" style:font-size-complex="11pt"/>
    </style:style>
    <style:style style:name="P31" style:family="paragraph" style:parent-style-name="Heading_20_1">
      <style:paragraph-properties fo:margin-top="0.0417in" fo:margin-bottom="0.0417in" style:contextual-spacing="false"/>
      <style:text-properties style:font-name="Arial" fo:font-size="11pt" style:font-size-asian="11pt" style:font-name-complex="Arial" style:font-size-complex="11pt"/>
    </style:style>
    <style:style style:name="P32" style:family="paragraph" style:parent-style-name="Standard">
      <style:paragraph-properties fo:margin-top="0.0417in" fo:margin-bottom="0.0417in" style:contextual-spacing="false" fo:text-align="justify" style:justify-single-word="false"/>
      <style:text-properties style:font-name="Arial" fo:font-size="11pt" fo:font-weight="bold" officeooo:paragraph-rsid="00293e35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1pt" fo:font-weight="bold" officeooo:paragraph-rsid="00293e35" style:font-size-asian="11pt" style:font-weight-asian="bold" style:font-name-complex="Arial" style:font-size-complex="11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1pt" fo:font-weight="bold" officeooo:paragraph-rsid="002a96b8" style:font-size-asian="11pt" style:font-weight-asian="bold" style:font-name-complex="Arial" style:font-size-complex="11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1pt" officeooo:paragraph-rsid="00293e35" style:font-size-asian="11pt" style:font-name-complex="Arial" style:font-size-complex="11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1pt" officeooo:paragraph-rsid="002a96b8" style:font-size-asian="11pt" style:font-name-complex="Arial" style:font-size-complex="11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style:font-size-asian="11pt" style:font-name-complex="Arial" style:font-size-complex="11pt" style:font-weight-complex="bold"/>
    </style:style>
    <style:style style:name="T3" style:family="text">
      <style:text-properties style:font-name="Arial" fo:font-size="11pt" officeooo:rsid="001a106f" style:font-size-asian="11pt" style:font-name-complex="Arial" style:font-size-complex="11pt" style:font-weight-complex="bold"/>
    </style:style>
    <style:style style:name="T4" style:family="text">
      <style:text-properties style:font-name="Arial" fo:font-size="11pt" officeooo:rsid="002a96b8" style:font-size-asian="11pt" style:font-name-complex="Arial" style:font-size-complex="11pt" style:font-weight-complex="bold"/>
    </style:style>
    <style:style style:name="T5" style:family="text">
      <style:text-properties style:font-name="Arial" fo:font-size="11pt" officeooo:rsid="001a106f" style:font-size-asian="11pt" style:font-name-complex="Arial" style:font-size-complex="11pt"/>
    </style:style>
    <style:style style:name="T6" style:family="text">
      <style:text-properties style:font-name="Arial" fo:font-size="11pt" officeooo:rsid="002a96b8" style:font-size-asian="11pt" style:font-name-complex="Arial" style:font-size-complex="11pt"/>
    </style:style>
    <style:style style:name="T7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style:font-name="Arial" fo:font-size="11pt" fo:font-weight="normal" officeooo:rsid="000a673a" style:font-size-asian="11pt" style:font-weight-asian="normal" style:font-name-complex="Arial" style:font-size-complex="11pt" style:font-weight-complex="normal"/>
    </style:style>
    <style:style style:name="T9" style:family="text">
      <style:text-properties style:font-name="Arial" fo:font-size="11pt" fo:font-weight="normal" officeooo:rsid="001a106f" style:font-size-asian="11pt" style:font-weight-asian="normal" style:font-name-complex="Arial" style:font-size-complex="11pt" style:font-weight-complex="normal"/>
    </style:style>
    <style:style style:name="T10" style:family="text">
      <style:text-properties officeooo:rsid="000a673a"/>
    </style:style>
    <style:style style:name="T11" style:family="text">
      <style:text-properties style:use-window-font-color="true" loext:opacity="0%" style:font-name="Arial" fo:font-size="11pt" fo:language="pt" fo:country="BR" fo:font-weight="normal" officeooo:rsid="000a673a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12" style:family="text">
      <style:text-properties style:use-window-font-color="true" loext:opacity="0%" style:font-name="Arial" fo:font-size="11pt" fo:language="pt" fo:country="BR" fo:font-weight="normal" officeooo:rsid="000e59ea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13" style:family="text">
      <style:text-properties style:use-window-font-color="true" loext:opacity="0%" style:font-name="Times New Roman" fo:font-size="12pt" fo:language="pt" fo:country="BR" style:font-name-asian="Times New Roman" style:font-size-asian="12pt" style:font-name-complex="Lohit Devanagari" style:font-size-complex="12pt" style:language-complex="ar" style:country-complex="SA"/>
    </style:style>
    <style:style style:name="T14" style:family="text">
      <style:text-properties style:use-window-font-color="true" loext:opacity="0%" fo:language="pt" fo:country="BR" officeooo:rsid="00293e35" style:font-name-asian="Times New Roman" style:language-complex="ar" style:country-complex="SA"/>
    </style:style>
    <style:style style:name="T15" style:family="text">
      <style:text-properties style:use-window-font-color="true" loext:opacity="0%" fo:language="pt" fo:country="BR" officeooo:rsid="0029b970" style:font-name-asian="Times New Roman" style:language-complex="ar" style:country-complex="SA"/>
    </style:style>
    <style:style style:name="T16" style:family="text">
      <style:text-properties style:use-window-font-color="true" loext:opacity="0%" fo:language="pt" fo:country="BR" officeooo:rsid="002b8139" style:font-name-asian="Times New Roman" style:font-name-complex="Times New Roman" style:language-complex="ar" style:country-complex="SA"/>
    </style:style>
    <style:style style:name="T17" style:family="text">
      <style:text-properties fo:font-weight="normal" officeooo:rsid="000a673a" style:font-weight-asian="normal" style:font-weight-complex="normal"/>
    </style:style>
    <style:style style:name="T18" style:family="text">
      <style:text-properties officeooo:rsid="0016649f"/>
    </style:style>
    <style:style style:name="T19" style:family="text">
      <style:text-properties fo:font-style="italic" style:font-style-asian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variant="normal" fo:text-transform="none" style:text-position="0% 100%" style:text-underline-style="none" fo:font-weight="normal"/>
    </style:style>
    <style:style style:name="T23" style:family="text">
      <style:text-properties fo:font-variant="normal" fo:text-transform="none" style:text-position="0% 100%" style:text-underline-style="none" fo:font-weight="normal" officeooo:rsid="001b41f7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1" fo:font-style="normal" style:text-underline-style="none" fo:font-weight="normal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Arial1" fo:font-style="normal" style:text-underline-style="none" fo:font-weight="normal" style:text-blinking="false" fo:background-color="transparent" loext:char-shading-value="0" style:font-size-asian="11pt" style:font-weight-asian="bold" style:font-name-complex="Arial" style:font-size-complex="11pt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Arial1" fo:font-style="normal" style:text-underline-style="none" fo:font-weight="normal" officeooo:rsid="0029b970" style:text-blinking="false" fo:background-color="transparent" loext:char-shading-value="0" style:font-size-asian="11pt" style:font-weight-asian="bold" style:font-name-complex="Arial" style:font-size-complex="11pt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Arial1" fo:language="pt" fo:country="BR" fo:font-style="normal" style:text-underline-style="none" fo:font-weight="normal" officeooo:rsid="0029b970" style:text-blinking="false" fo:background-color="transparent" loext:char-shading-value="0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28" style:family="text">
      <style:text-properties officeooo:rsid="0016b96e"/>
    </style:style>
    <style:style style:name="T29" style:family="text">
      <style:text-properties style:font-size-asian="11pt" style:font-weight-asian="bold" style:font-name-complex="Arial" style:font-size-complex="11pt" style:font-weight-complex="bold"/>
    </style:style>
    <style:style style:name="T30" style:family="text">
      <style:text-properties officeooo:rsid="001b41f7"/>
    </style:style>
    <style:style style:name="T31" style:family="text">
      <style:text-properties officeooo:rsid="001c59cd"/>
    </style:style>
    <style:style style:name="T32" style:family="text">
      <style:text-properties officeooo:rsid="001e2175"/>
    </style:style>
    <style:style style:name="T33" style:family="text">
      <style:text-properties officeooo:rsid="001e749a"/>
    </style:style>
    <style:style style:name="T34" style:family="text">
      <style:text-properties officeooo:rsid="00204f5a"/>
    </style:style>
    <style:style style:name="T35" style:family="text">
      <style:text-properties officeooo:rsid="00237cb3"/>
    </style:style>
    <style:style style:name="T36" style:family="text">
      <style:text-properties officeooo:rsid="002414a4"/>
    </style:style>
    <style:style style:name="T37" style:family="text">
      <style:text-properties officeooo:rsid="0025cc96"/>
    </style:style>
    <style:style style:name="T38" style:family="text">
      <style:text-properties officeooo:rsid="0025fda4"/>
    </style:style>
    <style:style style:name="T39" style:family="text">
      <style:text-properties officeooo:rsid="0027fa1d"/>
    </style:style>
    <style:style style:name="T40" style:family="text">
      <style:text-properties officeooo:rsid="00293e35"/>
    </style:style>
    <style:style style:name="T41" style:family="text">
      <style:text-properties officeooo:rsid="0029b970"/>
    </style:style>
    <style:style style:name="T42" style:family="text">
      <style:text-properties officeooo:rsid="002a5ff1"/>
    </style:style>
    <style:style style:name="T43" style:family="text"/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LATÓRIO PARCIAL DE BOLSA DE INICIAÇÃO CIENTÍFICA</text:p>
      <text:p text:style-name="P4">EDITAIS PIC&amp;DTI, PIPES E PIBIC-EM Nº 01/2023 (CICLO 2023-2024)</text:p>
      <text:p text:style-name="P6"><text:tab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"><text:span text:style-name="T7">Título do Projeto de Pesquisa do Orientador: </text:span><text:span text:style-name="T8">Pontuaç</text:span><text:span text:style-name="T11">ão e Ranqueamento de </text:span><text:span text:style-name="T12">P</text:span><text:span text:style-name="T11">rovedores </text:span><text:span text:style-name="T12">S</text:span><text:span text:style-name="T11">erverless</text:span></text:p>
          </table:table-cell>
        </table:table-row>
        <table:table-row table:style-name="Table1.1">
          <table:table-cell table:style-name="Table1.A1" office:value-type="string">
            <text:p text:style-name="P7">Orientador: <text:span text:style-name="T17">Adriano Fiorese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7">Bolsista/Estudante IC: </text:span><text:span text:style-name="T8">Leandro Ribeiro Rittes</text:span></text:p>
          </table:table-cell>
        </table:table-row>
        <table:table-row table:style-name="Table1.1">
          <table:table-cell table:style-name="Table1.A1" office:value-type="string">
            <text:p text:style-name="P32"><text:span text:style-name="T29">Modalidade de Bolsa: </text:span><text:span text:style-name="T27">PIBIC</text:span><text:span text:style-name="T25">/</text:span><text:span text:style-name="T26">AF</text:span></text:p>
          </table:table-cell>
        </table:table-row>
        <table:table-row table:style-name="Table1.1">
          <table:table-cell table:style-name="Table1.A1" office:value-type="string">
            <text:p text:style-name="P7">Vigência das atividades de IC como bolsista neste edital: </text:p>
            <text:p text:style-name="P12"><text:span text:style-name="T7">Data de Início: </text:span><text:span text:style-name="T8">01/09/2023</text:span></text:p>
            <text:p text:style-name="P12"><text:span text:style-name="T7">Data Fim: </text:span><text:span text:style-name="T9">31/08/2024</text:span>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Resumo dos principais tópicos desenvolvidos:</text:p>
            <text:p text:style-name="P9"/>
            <text:p text:style-name="P9">Leitura sobre Serverless:</text:p>
            <text:p text:style-name="P2"/>
            <text:p text:style-name="P2">Iniciamos nossa pesquisa buscando bibliografias que abordassem o paradigma de computação em nuvem, com foco especial em livros e artigos recomendados pela comunidade de desenvolvedores e entusiastas de computação em nuvem. Isso nos permitiu encontrar uma variedade de recursos, desde introduções básicas até materiais avançados sobre o assunto. A leitura desses materiais, juntamente com a documentação oficial das principais plataformas serverless, foi altamente produtiva. Isso nos proporcionou uma compreensão abrangente do tema e foi fundamental para desenvolver uma base sólida e ganhar confiança para abordar o assunto em nossas pesquisas.</text:p>
            <text:p text:style-name="P2"/>
            <text:p text:style-name="P9">Leitura sobre <text:span text:style-name="T40">M</text:span><text:span text:style-name="T14">étodos de</text:span> Decisão Multicritério:</text:p>
            <text:p text:style-name="P2"/>
            <text:p text:style-name="P35">Utilizando a mesma abordagem de pesquisa, procuramos por recursos que tratavam da <text:span text:style-name="T40">abordagem de tomada apoiada em m</text:span><text:span text:style-name="T14">étodos </text:span>de multicritérios. <text:span text:style-name="T41">Particularmente, o foco da pesquisa por materiais com essa abordagem foi voltada ao problema de seleção e ranqueamento, visando auxiliar na sua utilização para seleção de provedores de serviços serverless.</text:span> Encontramos materiais valiosos, incluindo um livro disponibilizado pelo Professor <text:span text:style-name="T40">Adriano </text:span>Fiorese <text:s/><text:span text:style-name="T41">abordando diversos métodos multicritério para a tomada de decisão</text:span> e uma apresentação elaborada por um mestrando sobre o tema. Esses recursos nos proporcionaram uma compreensão aprofundada dos princípios e práticas da <text:span text:style-name="T41">tomada de decisão baseada em</text:span> multicritérios, essencial para o desenvolvimento de um software eficaz para nossa pesquisa em iniciação científica.</text:p>
            <text:p text:style-name="P2"/>
            <text:p text:style-name="P9">Pesquisa sobre Indicadores de Desempenho:</text:p>
            <text:p text:style-name="P2"/>
            <text:p text:style-name="P35">Uma das etapas mais desafiadoras foi identificar os indicadores de desempenho dos provedores serverless. <text:span text:style-name="T15">Esses </text:span><text:span text:style-name="T41">indicadores modelam as características buscadas pelos clientes de tais provedores e são candidatos imediatos a critérios utilizáveis por método multicritério de tomada de decisão. Esse levantamento de indicadores</text:span> foi essencial para construir um software capaz de selecionar o provedor mais adequado com base nas necessidades do usuário. Além de consultar a documentação oficial dos provedores, recorremos a blogs de desenvolvedores, onde encontramos <text:span text:style-name="T21">insights</text:span> valiosos sobre indicadores de desempenho que só poderiam ser obtidos por meio da implementação de código mais sofisticado. Esses recursos nos ajudaram a coletar uma gama abrangente de indicadores relevantes para nossa pesquisa.</text:p>
            <text:p text:style-name="P2"/>
            <text:p text:style-name="P33">Seleção do Método Multicritério <text:span text:style-name="T41">de Tomada de Decisão</text:span>:</text:p>
            <text:p text:style-name="P2"/>
            <text:p text:style-name="P35">Com os indicadores de desempenho em mãos, o próximo passo foi selecionar o método de <text:span text:style-name="T15">tomada de decisão</text:span> multicritério mais apropriado para nossa aplicação <text:span text:style-name="T41">de seleção do mais adequado provedor de serviço serverless</text:span>. Após uma análise cuidadosa de diferentes métodos e considerando a robustez e viabilidade de implementação, optamos pelo método AHP (<text:span text:style-name="T20">Analytic Hierarchy Process</text:span>). Embora tenha sido identificado como um método trabalhoso, sua eficácia e a capacidade de simplificar a implementação foram fatores decisivos para sua escolha. Preparamos nosso próprio software AHP para lidar com possíveis inconsistências nas pontuações dos indicadores, garantindo assim resultados mais confiáveis.</text:p>
            <text:p text:style-name="P2"/>
            <text:p text:style-name="P2"/>
            <text:p text:style-name="P2"/>
            <text:p text:style-name="P2"/>
            <text:p text:style-name="P2"/>
            <text:p text:style-name="P34"><text:soft-page-break/>Implementação do Método <text:span text:style-name="T41">de Seleção de Provedores Serverless</text:span>:</text:p>
            <text:p text:style-name="P2"/>
            <text:p text:style-name="P37"><text:span text:style-name="T42">Para o desenvolvimento do método de seleção de provedores de serviço serverless, uma adaptação dos indicadores levantados, bem como a implementação do método AHP foi executada. A implementação do método AHP foi relativamente tranquila, graças ao nosso estudo prévio dos materiais disponíveis sobre o assunto. Compreendemos a matemática subjacente ao método e conseguimos traduzir isso em código Python. Esta linguagem foi escolhida devido à sua eficácia no trabalho com dados e matemática, além de sua facilidade de manipulação e compreensão.</text:span></text:p>
            <text:p text:style-name="P2"/>
            <text:p text:style-name="P2"/>
            <text:p text:style-name="P2"/>
            <text:p text:style-name="P34">Apresentação da Implementação Finalizada:</text:p>
            <text:p text:style-name="P2"/>
            <text:p text:style-name="P2">Após concluir o desenvolvimento do software, apresent<text:span text:style-name="T18">ei</text:span> a versão final ao orientador, Professor Fiorese, demonstrando como o software operava com dados reais. O projeto foi aprovado, mas reconhecemos a necessidade de submetê-lo a mais testes e validações para garantir sua eficácia e confiabilidade em uma variedade de cenários.</text:p>
            <text:p text:style-name="P2"/>
          </table:table-cell>
        </table:table-row>
      </table:table>
      <text:p text:style-name="P2"/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Revisão bibliográfica efetuada:</text:p>
            <text:p text:style-name="P9"/>
            <text:p text:style-name="Standard"/>
            <text:p text:style-name="Bibliography_20_1"><text:span text:style-name="T23">[1] </text:span><text:span text:style-name="T22">De Moraes, Lucas Borges, and Adriano Fiorese. </text:span>“A Scoring Method Based on Criteria Matching for Cloud Computing Provider Ranking and Selection.” In <text:span text:style-name="T19">Enterprise Information Systems</text:span>, edited by Slimane Hammoudi, Michał Śmiałek, Olivier Camp, and Joaquim Filipe, 321:339–65. Lecture Notes in Business Information Processing. Cham: Springer International Publishing, 2018. <text:a xlink:type="simple" xlink:href="https://doi.org/10.1007/978-3-319-93375-7_16" text:style-name="Internet_20_link" text:visited-style-name="Visited_20_Internet_20_Link">https://doi.org/10.1007/978-3-319-93375-7_16</text:a>.</text:p>
            <text:p text:style-name="P18"><text:s text:c="35"/></text:p>
            <text:p text:style-name="P19">O <text:span text:style-name="T31">artigo</text:span> discute diversas estruturas e modelos para avaliar e classificar provedores de serviços em nuvem. Abrange tópicos como indicadores de desempenho, métricas de qualidade de serviço e o uso de corretores para selecionar serviços em nuvem apropriados para os usuários. O <text:span text:style-name="T31">artigo</text:span> também apresenta um método para classificar os fornecedores de serviços em nuvem concorrentes com base nas suas pontuações de desempenho e discute os desafios e considerações envolvidos na utilização de tal método.</text:p>
            <text:p text:style-name="Bibliography_20_1"/>
            <text:p text:style-name="Bibliography_20_1"><text:span text:style-name="T30">[2] </text:span>Hopfer, Kaua B, and Adriano Fiorese. “Sele<text:span text:style-name="T28">ç</text:span><text:span text:style-name="T13">ã</text:span>o de Provedores de Nuvem atrav<text:span text:style-name="T13">é</text:span>s do Aux<text:span text:style-name="T13">í</text:span>lio de Aprendizado de M<text:span text:style-name="T13">á</text:span>quina Automatizado,” n.d.</text:p>
            <text:p text:style-name="Bibliography_20_1"/>
            <text:p text:style-name="P20">A leitura discute o uso do Automated Machine Learning (AutoML) da plataforma H2O para classificar e selecionar provedores de serviços em nuvem. Apresenta um método para classificar provedores de serviços em nuvem com base nos requisitos do usuário, utilizando modelos de regressão obtidos através do AutoML.</text:p>
            <text:p text:style-name="Bibliography_20_1"/>
            <text:p text:style-name="Bibliography_20_1"><text:span text:style-name="T30">[3] </text:span>Ishizaka, Alessio, and Philippe Nemery. <text:span text:style-name="T19">Multi-Criteria Decision Analysis: Methods and Software</text:span>. Chichester, West Sussex, United Kingdom: Wiley, 2013.</text:p>
            <text:p text:style-name="Bibliography_20_1"/>
            <text:p text:style-name="P21"><text:span text:style-name="T32">O livro </text:span>é uma obra abrangente que explora os métodos e softwares usados na Análise de Decisão Multicritério. inclui a introdução aos conceitos fundamentais, a discussão sobre os diferentes métodos de análise, e a exploração de softwares específicos disponíveis para auxiliar na análise multicritério.</text:p>
            <text:p text:style-name="Bibliography_20_1"/>
            <text:p text:style-name="Bibliography_20_1"><text:span text:style-name="T30">[4] </text:span>McGrath, Garrett, and Paul R. Brenner. “Serverless Computing: Design, Implementation, and Performance.” In <text:span text:style-name="T19">2017 IEEE 37th International Conference on Distributed Computing Systems Workshops (ICDCSW)</text:span>, 405–10, 2017. <text:a xlink:type="simple" xlink:href="https://doi.org/10.1109/ICDCSW.2017.36" text:style-name="Internet_20_link" text:visited-style-name="Visited_20_Internet_20_Link">https://doi.org/10.1109/ICDCSW.2017.36</text:a>.</text:p>
            <text:p text:style-name="Bibliography_20_1"/>
            <text:p text:style-name="P23"><text:span text:style-name="T32">O livro </text:span>aborda o design, implementação e avaliação de desempenho de uma plataforma de computação serverless. O foco do estudo é avaliar a eficiência e a eficácia das plataformas de computação serverless, comparando-as em termos de custo e desempenho de tempo de execução.</text:p>
            <text:p text:style-name="Bibliography_20_1"/>
            <text:p text:style-name="Bibliography_20_1"><text:span text:style-name="T30">[5] </text:span>Vieira, André, Gustavo Pantuza, Jean Freire, Lucas Duarte, Racyus Pacífico, Marcos Vieira, Luiz Vieira, and José Nacif. “Computação Serverless: Conceitos, Aplicações e Desafios.” In <text:span text:style-name="T19">Minicursos do XXXVIII Simpósio Brasileiro de Redes de Computadores e Sistemas Distribuídos</text:span>, edited by Danielo Gomes, Igor Moraes, and Miguel Campista, 1st ed., 190–236. SBC, 2020. <text:a xlink:type="simple" xlink:href="https://doi.org/10.5753/sbc.5033.7.5" text:style-name="Internet_20_link" text:visited-style-name="Visited_20_Internet_20_Link">https://doi.org/10.5753/sbc.5033.7.5</text:a>.</text:p>
            <text:p text:style-name="Bibliography_20_1"/>
            <text:p text:style-name="P22"><text:span text:style-name="T32">O </text:span><text:span text:style-name="T33">livro</text:span><text:span text:style-name="T32"> </text:span>aborda a computação serverless, um modelo de desenvolvimento e execução de <text:soft-page-break/>software onde o provedor de cloud é responsável por executar um pedaço de código (ou função), alocando os recursos dinamicamente. Isso permite aos desenvolvedores construir códigos sem se preocupar com tarefas operacionais, como provisionamento de infraestrutura e configuração de rede.</text:p>
            <text:p text:style-name="P13"/>
            <text:p text:style-name="Bibliography_20_1"><text:span text:style-name="T35">[6] </text:span>Borges De Moraes, Lucas, Adriano Fiorese, and Rafael Stubs Parpinelli. “An Improved Evolutionary Hybrid Method for Cloud Provider Selection.” In <text:span text:style-name="T19">2019 8th Brazilian Conference on Intelligent Systems (BRACIS)</text:span>, 24–29. Salvador, Brazil: IEEE, 2019. <text:a xlink:type="simple" xlink:href="https://doi.org/10.1109/BRACIS.2019.00014" text:style-name="Internet_20_link" text:visited-style-name="Visited_20_Internet_20_Link">https://doi.org/10.1109/BRACIS.2019.00014</text:a>.</text:p>
            <text:p text:style-name="Bibliography_20_1"/>
            <text:p text:style-name="P24">O <text:span text:style-name="T34">artigo</text:span> discute o desafio de selecionar o Cloud Provider (CP) mais adequado para uma determinada solicitação em cenários de Cloud Computing (CC). Para enfrentar este desafio, é proposto um método híbrido melhorado, que utiliza uma sequência de três métodos: PI Matching, Differential Evolution (DDE) e 3-Opt.</text:p>
            <text:p text:style-name="Bibliography_20_1"/>
            <text:p text:style-name="Bibliography_20_1"><text:span text:style-name="T35">[7] </text:span>De Moraes, Lucas Borges, Rafael Stubs Parpinelli, and Adriano Fiorese. “Application of Deterministic, Stochastic, and Hybrid Methods for Cloud Provider Selection.” <text:span text:style-name="T19">Journal of Cloud Computing</text:span> 11, no. 1 (January 28, 2022): 5. <text:a xlink:type="simple" xlink:href="https://doi.org/10.1186/s13677-021-00275-1" text:style-name="Internet_20_link" text:visited-style-name="Visited_20_Internet_20_Link">https://doi.org/10.1186/s13677-021-00275-1</text:a>.</text:p>
            <text:p text:style-name="Bibliography_20_1"/>
            <text:p text:style-name="P25">O artigo de pesquisa discute o problema de seleção de provedores de nuvem (CPS), que aborda o desafio de escolher a empresa de computação em nuvem mais adequada entre um número significativo de provedores disponíveis. A abordagem proposta para resolver este problema envolve a utilização de indicadores de desempenho compatíveis com a estrutura Cloud Service Measurement Initiative Consortium - Service Measurement Index (CSMIC-SMI) como critérios de seleção.</text:p>
            <text:p text:style-name="P28"/>
            <text:p text:style-name="Bibliography_20_1"><text:span text:style-name="T36">[8] </text:span>Stigler, Maddie. <text:span text:style-name="T19">Beginning Serverless Computing</text:span>. Berkeley, CA: Apress, 2018. <text:a xlink:type="simple" xlink:href="https://doi.org/10.1007/978-1-4842-3084-8" text:style-name="Internet_20_link" text:visited-style-name="Visited_20_Internet_20_Link">https://doi.org/10.1007/978-1-4842-3084-8</text:a>.</text:p>
            <text:p text:style-name="P10"/>
            <text:p text:style-name="P27"><text:span text:style-name="T39">O livro </text:span>fornece um guia completo para desenvolvimento com Amazon Web Services, Microsoft Azure e Google Cloud. O documento cobre vários aspectos da computação <text:span text:style-name="T39">serverless</text:span>, incluindo configuração de ambientes, criação de funções, gerenciamento de projetos e monitoramento de aplicativos. Ele oferece insights sobre as diferenças entre a computação <text:span text:style-name="T39">serverless</text:span> e a tradicional, bem como práticas recomendadas para otimizar aplicativos sem servidor nessas plataformas de nuvem.</text:p>
            <text:p text:style-name="P15"/>
            <text:p text:style-name="Bibliography_20_1"><text:span text:style-name="T37">[9] </text:span>Scheuner, J. “Performance Evaluation of Serverless Applications and Infrastructures,” n.d.</text:p>
            <text:p text:style-name="P11"/>
            <text:p text:style-name="P26">A pesquisa sobre aplicativos <text:span text:style-name="T38">serverless</text:span> e avaliação de desempenho de infraestrutura em nuvem concentra-se em permitir uma avaliação de desempenho reproduzível de aplicativos <text:span text:style-name="T38">serverless</text:span> e sua infraestrutura em nuvem subjacente. Isto é conseguido através de pesquisas empíricas sobre aplicações serverless e desempenho, o desenvolvimento de novas abordagens e benchmarks para serverless e sua infraestrutura de nuvem subjacente, e a realização de experimentos de campo em ambientes reais de nuvem.</text:p>
            <text:p text:style-name="Bibliography_20_1"/>
            <text:p text:style-name="Bibliography_20_1"/>
            <text:p text:style-name="Bibliography_20_1"/>
            <text:p text:style-name="Bibliography_20_1"/>
            <text:p text:style-name="Bibliography_20_1"/>
            <text:p text:style-name="Bibliography_20_1"><text:soft-page-break/><text:span text:style-name="T37">[10] </text:span>Ustiugov, Dmitrii, Plamen Petrov, Marios Kogias, Edouard Bugnion, and Boris Grot. “Benchmarking, Analysis, and Optimization of Serverless Function Snapshots.” In <text:span text:style-name="T19">Proceedings of the 26th ACM International Conference on Architectural Support for Programming Languages and Operating Systems</text:span>, 559–72, 2021. <text:a xlink:type="simple" xlink:href="https://doi.org/10.1145/3445814.3446714" text:style-name="Internet_20_link" text:visited-style-name="Visited_20_Internet_20_Link">https://doi.org/10.1145/3445814.3446714</text:a>.</text:p>
            <text:p text:style-name="P11"/>
            <text:p text:style-name="P29"><text:span text:style-name="T39">O artigo </text:span>discute os desafios e soluções relacionados à redução da latência de inicialização a frio na computação sem servidor por meio da tecnologia de snapshot. Ele apresenta o vHive, uma estrutura de código aberto para experimentação sem servidor, e apresenta o mecanismo REAP, que acelera o tempo de inicialização a frio da função, pré-buscando avidamente o conjunto de páginas usadas por uma função a partir de um rastreamento pré-gravado.</text:p>
          </table:table-cell>
        </table:table-row>
        <table:table-row table:style-name="Table3.1">
          <table:table-cell table:style-name="Table3.A2" office:value-type="string">
            <text:p text:style-name="P8"/>
          </table:table-cell>
        </table:table-row>
      </table:table>
      <text:p text:style-name="P2"/>
      <text:p text:style-name="P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h text:style-name="P31" text:outline-level="1">Cronograma estabelecido para esse período: <text:s text:c="4"/>( <text:span text:style-name="T10">x </text:span>) cumprido <text:s text:c="13"/>( <text:s text:c="3"/>) não cumprido</text:h>
          </table:table-cell>
        </table:table-row>
      </table:table>
      <text:p text:style-name="P9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8">Dificuldade(s) encontrada(s):</text:p>
            <text:p text:style-name="P8"/>
            <text:p text:style-name="P17">Explorar e compreender os detalhes dos provedores serverless foi um desafio significativo para mim, pois era um tema novo. Tive que realizar uma pesquisa extensiva para entender como esses provedores operam e como são estruturados seus modelos de cobrança pelos serviços oferecidos.</text:p>
            <text:p text:style-name="P30">Além disso, estudar sobre <text:span text:style-name="T16">métodos de tomada de decisão</text:span> multicritério também apresentou seus desafios, já que é um campo bastante denso, com uma ampla gama de métodos disponíveis para pesquisa e aplicação. A variedade de opções tornou a seleção dos métodos apropriados uma tarefa complexa.</text:p>
            <text:p text:style-name="P5">Outro grande desafio que enfrentei foi a leitura de livros e artigos acadêmicos sobre esses temas. Meu nível de inglês é intermediário (B1), o que tornou a compreensão de textos escritos para falantes nativos uma tarefa <text:span text:style-name="T18">dificil</text:span>. A complexidade das palavras e das estruturas das sentenças aumentou o tempo necessário para assimilar o conteúdo, transformando o que poderiam ser horas de leitura em dias de esforço concentrado.</text:p>
            <text:p text:style-name="P3"/>
          </table:table-cell>
        </table:table-row>
      </table:table>
      <text:p text:style-name="P2"/>
      <text:p text:style-name="P2"/>
      <text:p text:style-name="P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">Assinatura bolsista:</text:p>
          </table:table-cell>
          <table:table-cell table:style-name="Table6.A1" office:value-type="string">
            <text:p text:style-name="P13"><text:span text:style-name="T7">Data:</text:span><text:span text:style-name="T2"> <text:s/></text:span><text:span text:style-name="T4">11</text:span><text:span text:style-name="T1">/</text:span><text:span text:style-name="T5">0</text:span><text:span text:style-name="T6">3</text:span><text:span text:style-name="T1">/</text:span><text:span text:style-name="T5">2024</text:span></text:p>
          </table:table-cell>
        </table:table-row>
      </table:table>
      <text:p text:style-name="P2"/>
      <text:p text:style-name="P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">Assinatura orientador:</text:p>
          </table:table-cell>
          <table:table-cell table:style-name="Table7.A1" office:value-type="string">
            <text:p text:style-name="P14"><text:span text:style-name="T7">Data:</text:span><text:span text:style-name="T2"> <text:s text:c="2"/></text:span><text:span text:style-name="T4">11</text:span><text:span text:style-name="T2">/</text:span><text:span text:style-name="T3">0</text:span><text:span text:style-name="T4">3</text:span><text:span text:style-name="T2">/</text:span><text:span text:style-name="T3">2024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justify" style:justify-single-word="false" fo:keep-with-next="always"/>
      <style:text-properties fo:font-size="13pt" style:font-size-asian="13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fo:font-weight="bold" style:font-size-asian="16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3pt" fo:language="pt" fo:country="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keep-with-next="always"/>
      <style:text-properties fo:font-size="14pt" fo:language="pt" fo:country="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1" style:display-name="Contents 1" style:family="paragraph" style:parent-style-name="Standard" style:next-style-name="Standard" style:class="index"/>
    <style:style style:name="Padrão" style:family="paragraph">
      <style:paragraph-properties fo:orphans="0" fo:widows="0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Nota_20_de_20_rodapé" style:display-name="Nota de rodapé" style:family="paragraph" style:parent-style-name="Padrão"/>
    <style:style style:name="WW-Corpo_20_de_20_texto_20_3" style:display-name="WW-Corpo de texto 3" style:family="paragraph" style:parent-style-name="Padrão"/>
    <style:style style:name="Text_20_body_20_indent" style:display-name="Text body indent" style:family="paragraph" style:parent-style-name="Standard" style:class="text">
      <style:paragraph-properties fo:margin-left="1.25in" fo:margin-right="0in" fo:text-indent="-0.2665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orpo_20_de_20_texto_20_2" style:display-name="Corpo de texto 2" style:family="paragraph" style:parent-style-name="Standard">
      <style:paragraph-properties fo:margin-top="0in" fo:margin-bottom="0.0835in" style:contextual-spacing="false" fo:line-height="200%"/>
      <style:text-properties fo:language="pt" fo:country="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0pt" style:font-weight-complex="bold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Index" style:class="index">
      <style:paragraph-properties fo:margin-left="0.5in" fo:margin-right="0in" fo:margin-top="0in" fo:margin-bottom="0in" style:contextual-spacing="false" style:line-height-at-least="0.1665in" fo:text-indent="-0.5in" style:auto-text-indent="false">
        <style:tab-stops/>
      </style:paragraph-properties>
    </style:style>
    <style:style style:name="WW8NumSt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Endnote_20_Symbol" style:display-name="Endnote Symbol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Texto_20_de_20_nota_20_de_20_fim_20_Char" style:display-name="Texto de nota de fim Char" style:family="text" style:parent-style-name="Fonte_20_parág._20_padrão"/>
    <style:style style:name="Texto_20_de_20_nota_20_de_20_rodapé_20_Char" style:display-name="Texto de nota de rodapé Char" style:family="text" style:parent-style-name="Fonte_20_parág._20_padrão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7874in" fo:margin-left="1.1811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89in" fo:margin-left="0in" fo:margin-right="0in" fo:margin-bottom="0.65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m 5" text:anchor-type="as-char" svg:width="2.7744in" svg:height="0.4472in" draw:z-index="5"><draw:image xlink:href="Pictures/100000000000276B000004A930C04786D1A07567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NEXO IV - RELATÓRIOS PARCIAL, FINAL E RESUMO</dc:title>
    <dc:subject/>
    <meta:keyword/>
    <dc:description/>
    <meta:initial-creator>Coordenadoria de Pesquisa - PROPPG</meta:initial-creator>
    <meta:creation-date>2024-02-23T09:43:00</meta:creation-date>
    <dc:date>2024-03-09T16:34:16.256392082</dc:date>
    <meta:editing-cycles>12</meta:editing-cycles>
    <meta:editing-duration>PT52M2S</meta:editing-duration>
    <meta:generator>LibreOffice/7.3.7.2$Linux_X86_64 LibreOffice_project/30$Build-2</meta:generator>
    <meta:document-statistic meta:table-count="7" meta:image-count="1" meta:object-count="0" meta:page-count="6" meta:paragraph-count="55" meta:word-count="1699" meta:character-count="12204" meta:non-whitespace-character-count="10501"/>
    <meta:user-defined meta:name="ZOTERO_PREF_1">&lt;data data-version="3" zotero-version="6.0.30"&gt;&lt;session id="2QG83ran"/&gt;&lt;style id="http://www.zotero.org/styles/chicago-note-bibliography" locale="en-US" hasBibliography="1" bibliographyStyleHasBeenSet="1"/&gt;&lt;prefs&gt;&lt;pref name="fieldType" value="ReferenceMar</meta:user-defined>
    <meta:user-defined meta:name="ZOTERO_PREF_2">k"/&gt;&lt;pref name="automaticJournalAbbreviations" value="true"/&gt;&lt;pref name="noteType" value="1"/&gt;&lt;/prefs&gt;&lt;/data&gt;</meta:user-defined>
  </office:meta>
</office:document-meta>
</file>